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5cm" svg:y1="1.15cm" svg:x2="0.75cm" svg:y2="0.75cm">
            <text:p/>
          </draw:line>
          <draw:line draw:style-name="gr2" draw:text-style-name="P1" draw:layer="layout" svg:x1="0.25cm" svg:y1="1.15cm" svg:x2="1.25cm" svg:y2="1.15cm">
            <text:p/>
          </draw:line>
          <draw:line draw:style-name="gr2" draw:text-style-name="P1" draw:layer="layout" svg:x1="0.5cm" svg:y1="1.35cm" svg:x2="1cm" svg:y2="1.35cm">
            <text:p/>
          </draw:line>
          <draw:line draw:style-name="gr1" draw:text-style-name="P1" draw:layer="layout" svg:x1="0.75cm" svg:y1="1.75cm" svg:x2="0.75cm" svg:y2="1.35cm">
            <text:p/>
          </draw:line>
        </draw:g>
        <draw:frame draw:style-name="gr3" draw:text-style-name="P2" draw:layer="layout" svg:width="1cm" svg:height="0.5cm" svg:x="0.25cm" svg:y="0.25cm">
          <draw:text-box>
            <text:p text:style-name="P1"><text:span text:style-name="T1">V+</text:span></text:p>
          </draw:text-box>
        </draw:frame>
        <draw:frame draw:style-name="gr3" draw:text-style-name="P2" draw:layer="layout" svg:width="1cm" svg:height="0.5cm" svg:x="0.25cm" svg:y="1.75cm">
          <draw:text-box>
            <text:p text:style-name="P1"><text:span text:style-name="T1">V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39:14.16</dc:date>
    <meta:editing-duration>PT47M26S</meta:editing-duration>
    <meta:editing-cycles>43</meta:editing-cycles>
    <meta:document-statistic meta:object-count="7"/>
  </office:meta>
</office:document-meta>
</file>